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ellipse draw:style-name="gr1" draw:text-style-name="P1" xml:id="id4" draw:id="id4" draw:layer="layout" svg:width="5cm" svg:height="2.6cm" svg:x="7cm" svg:y="1.2cm">
          <text:p text:style-name="P1">Start</text:p>
        </draw:ellipse>
        <draw:rect draw:style-name="gr1" draw:text-style-name="P1" xml:id="id5" draw:id="id5" draw:layer="layout" svg:width="5.8cm" svg:height="2.1cm" svg:x="6.6cm" svg:y="5cm">
          <text:p text:style-name="P1">a= 0</text:p>
        </draw:rect>
        <draw:custom-shape draw:style-name="gr2" draw:text-style-name="P1" xml:id="id3" draw:id="id3" draw:layer="layout" svg:width="6.1cm" svg:height="2cm" svg:x="6.5cm" svg:y="8.6cm">
          <text:p text:style-name="P1">Pobierz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ellipse draw:style-name="gr1" draw:text-style-name="P1" xml:id="id2" draw:id="id2" draw:layer="layout" svg:width="4.7cm" svg:height="2.2cm" svg:x="1.9cm" svg:y="22.3cm">
          <text:p text:style-name="P1">Stop</text:p>
        </draw:ellipse>
        <draw:connector draw:style-name="gr3" draw:text-style-name="P1" draw:layer="layout" svg:x1="6.2cm" svg:y1="14.6cm" svg:x2="4.25cm" svg:y2="22.3cm" draw:start-shape="id1" draw:start-glue-point="5" draw:end-shape="id2" draw:end-glue-point="0" svg:d="M6200 14600h-1950v7700">
          <text:p/>
        </draw:connector>
        <draw:connector draw:style-name="gr3" draw:text-style-name="P1" xml:id="id8" draw:id="id8" draw:layer="layout" svg:x1="9.55cm" svg:y1="10.6cm" svg:x2="9.6cm" svg:y2="11.9cm" draw:start-shape="id3" draw:start-glue-point="8" svg:d="M9550 10600v901h50v399">
          <text:p/>
        </draw:connector>
        <draw:connector draw:style-name="gr3" draw:text-style-name="P1" draw:layer="layout" svg:x1="9.6cm" svg:y1="7.1cm" svg:x2="9.55cm" svg:y2="8.6cm" draw:end-shape="id3" draw:end-glue-point="5" svg:d="M9600 7100v500h-50v1000">
          <text:p/>
        </draw:connector>
        <draw:connector draw:style-name="gr3" draw:text-style-name="P1" draw:layer="layout" svg:x1="9.5cm" svg:y1="3.8cm" svg:x2="9.5cm" svg:y2="5cm" draw:start-shape="id4" draw:start-glue-point="2" draw:end-shape="id5" draw:end-glue-point="0" svg:d="M9500 3800v1200">
          <text:p/>
        </draw:connector>
        <draw:frame draw:style-name="gr4" draw:layer="layout" svg:width="0.502cm" svg:height="1.204cm" svg:x="3.8cm" svg:y="17.7cm">
          <draw:text-box>
            <text:p/>
          </draw:text-box>
        </draw:frame>
        <draw:frame draw:style-name="gr5" draw:layer="layout" svg:width="1.9cm" svg:height="1cm" svg:x="3.4cm" svg:y="17.6cm">
          <draw:text-box>
            <text:p>NIE</text:p>
          </draw:text-box>
        </draw:frame>
        <draw:custom-shape draw:style-name="gr2" draw:text-style-name="P1" xml:id="id7" draw:id="id7" draw:layer="layout" svg:width="6.1cm" svg:height="1.8cm" svg:x="13.6cm" svg:y="16.6cm">
          <text:p text:style-name="P1">Pokaż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1" draw:text-style-name="P1" xml:id="id6" draw:id="id6" draw:layer="layout" svg:width="5.6cm" svg:height="2cm" svg:x="13.1cm" svg:y="20.9cm">
          <text:p text:style-name="P1">a= x*x</text:p>
        </draw:rect>
        <draw:connector draw:style-name="gr3" draw:text-style-name="P1" draw:layer="layout" svg:x1="13cm" svg:y1="14.6cm" svg:x2="13.1cm" svg:y2="21.9cm" draw:start-shape="id1" draw:start-glue-point="7" draw:end-shape="id6" draw:end-glue-point="3" svg:d="M13000 14600h502v4501h-903v2799h501">
          <text:p/>
        </draw:connector>
        <draw:connector draw:style-name="gr3" draw:text-style-name="P1" draw:layer="layout" svg:x1="15.9cm" svg:y1="20.9cm" svg:x2="16.65cm" svg:y2="18.4cm" draw:start-shape="id6" draw:start-glue-point="0" draw:end-shape="id7" draw:end-glue-point="8" svg:d="M15900 20900v-1250h750v-1250">
          <text:p/>
        </draw:connector>
        <draw:connector draw:style-name="gr3" draw:text-style-name="P1" draw:layer="layout" svg:x1="17.413cm" svg:y1="16.6cm" svg:x2="9.575cm" svg:y2="11.501cm" draw:start-shape="id7" draw:start-glue-point="4" draw:end-shape="id8" draw:end-glue-point="0" svg:d="M17413 16600v-5099h-7838">
          <text:p/>
        </draw:connector>
        <draw:custom-shape draw:style-name="gr2" draw:text-style-name="P2" xml:id="id1" draw:id="id1" draw:layer="layout" svg:width="6.8cm" svg:height="5.4cm" svg:x="6.2cm" svg:y="11.9cm">
          <text:p text:style-name="P2"><text:span text:style-name="T1">Powtórzenia pętli</text:span></text:p>
          <text:p text:style-name="P2"><text:span text:style-name="T1">&lt; x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7.9cm" svg:height="3cm" svg:x="11.2cm" svg:y="25.2cm">
          <text:p text:style-name="P1">Program pokazuje kwadraty</text:p>
          <text:p text:style-name="P1">kolejnych liczb od 0 do tej,</text:p>
          <text:p text:style-name="P1">którą podał użytkownik</text:p>
        </draw:rect>
        <draw:frame draw:style-name="gr6" draw:layer="layout" svg:width="1.7cm" svg:height="0.963cm" svg:x="11.8cm" svg:y="18.3cm">
          <draw:text-box>
            <text:p>TA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2T19:23:16.36</meta:creation-date>
    <meta:generator>OpenOffice/4.1.2$Win32 OpenOffice.org_project/412m3$Build-9782</meta:generator>
    <dc:date>2018-10-02T19:41:02.73</dc:date>
    <meta:editing-duration>PT17M45S</meta:editing-duration>
    <meta:editing-cycles>4</meta:editing-cycles>
    <meta:document-statistic meta:object-count="18"/>
  </office:meta>
</office:document-meta>
</file>